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94cm" fo:min-width="4.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103cm" fo:min-width="4.7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628cm" fo:min-width="1.6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958cm" fo:min-width="4.4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0" draw:name="形状1" draw:style-name="gr5" svg:width="4.657cm" svg:height="2.17cm" svg:x="1.568cm" svg:y="2.759cm"><text:p>解析到的域名地址列表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形状2" draw:style-name="gr1" draw:text-style-name="P1" svg:x1="4.055cm" svg:y1="4.928cm" svg:x2="4.029cm" svg:y2="6.436cm"><text:p/></draw:line><draw:custom-shape text:anchor-type="paragraph" draw:z-index="2" draw:name="形状3" draw:style-name="gr4" svg:width="3.361cm" svg:height="3.255cm" svg:x="2.335cm" svg:y="6.648cm"><text:p>检测文件是否存在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形状4" draw:style-name="gr1" draw:text-style-name="P1" svg:x1="4.029cm" svg:y1="10.035cm" svg:x2="4.082cm" svg:y2="11.914cm"><text:p/></draw:line><draw:custom-shape text:anchor-type="paragraph" draw:z-index="4" draw:name="形状5" draw:style-name="gr3" svg:width="4.975cm" svg:height="2.329cm" svg:x="1.78cm" svg:y="12.204cm"><text:p>写入文件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5" draw:name="形状6" draw:style-name="gr1" draw:text-style-name="P1" svg:x1="6.436cm" svg:y1="6.341cm" svg:x2="8.579cm" svg:y2="6.341cm"><text:p/></draw:line><draw:custom-shape text:anchor-type="paragraph" draw:z-index="6" draw:name="形状7" draw:style-name="gr2" svg:width="4.552cm" svg:height="1.985cm" svg:x="8.897cm" svg:y="5.706cm"><text:p>创建文件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形状8" draw:style-name="gr1" draw:text-style-name="P1" svg:x1="8.95cm" svg:y1="8.008cm" svg:x2="6.145cm" svg:y2="9.992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17:50:22.413297888</meta:creation-date>
    <dc:date>2020-11-24T18:25:21.114173727</dc:date>
    <meta:editing-duration>PT24M4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